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, kg/kmol</text:p>
          </table:table-cell>
          <table:table-cell table:style-name="ce1" office:value-type="string" calcext:value-type="string">
            <text:p>cp_a, kJ/kmol·K</text:p>
          </table:table-cell>
          <table:table-cell table:style-name="ce1" office:value-type="string" calcext:value-type="string">
            <text:p>cp_b, kJ/kmol·K²</text:p>
          </table:table-cell>
          <table:table-cell table:style-name="ce1" office:value-type="string" calcext:value-type="string">
            <text:p>cp_c, kJ/kmol·K³</text:p>
          </table:table-cell>
          <table:table-cell table:style-name="ce1" office:value-type="string" calcext:value-type="string">
            <text:p>cp_d, kJ/kmol·K⁴</text:p>
          </table:table-cell>
          <table:table-cell table:style-name="ce1" office:value-type="string" calcext:value-type="string">
            <text:p>Tmin, K</text:p>
          </table:table-cell>
          <table:table-cell table:style-name="ce1" office:value-type="string" calcext:value-type="string">
            <text:p>Tmax, K</text:p>
          </table:table-cell>
          <table:table-cell table:style-name="ce1"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 office:value-type="float" office:value="19.89" calcext:value-type="float">
            <text:p>+19.890</text:p>
          </table:table-cell>
          <table:table-cell table:style-name="ce5" office:value-type="float" office:value="0.05024" calcext:value-type="float">
            <text:p>+5.024E-02</text:p>
          </table:table-cell>
          <table:table-cell table:style-name="ce5" office:value-type="float" office:value="0.00001269" calcext:value-type="float">
            <text:p>+1.269E-05</text:p>
          </table:table-cell>
          <table:table-cell table:style-name="ce5" office:value-type="float" office:value="-0.00000001101" calcext:value-type="float">
            <text:p>-1.101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 office:value-type="float" office:value="6.9" calcext:value-type="float">
            <text:p>+6.900</text:p>
          </table:table-cell>
          <table:table-cell table:style-name="ce5" office:value-type="float" office:value="0.1727" calcext:value-type="float">
            <text:p>+1.727E-01</text:p>
          </table:table-cell>
          <table:table-cell table:style-name="ce5" office:value-type="float" office:value="-0.00006406" calcext:value-type="float">
            <text:p>-6.406E-05</text:p>
          </table:table-cell>
          <table:table-cell table:style-name="ce5" office:value-type="float" office:value="0.000000007285" calcext:value-type="float">
            <text:p>+7.28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 office:value-type="float" office:value="-4.04" calcext:value-type="float">
            <text:p>-4.040</text:p>
          </table:table-cell>
          <table:table-cell table:style-name="ce5" office:value-type="float" office:value="0.3048" calcext:value-type="float">
            <text:p>+3.048E-01</text:p>
          </table:table-cell>
          <table:table-cell table:style-name="ce5" office:value-type="float" office:value="-0.0001572" calcext:value-type="float">
            <text:p>-1.572E-04</text:p>
          </table:table-cell>
          <table:table-cell table:style-name="ce5" office:value-type="float" office:value="0.00000003174" calcext:value-type="float">
            <text:p>+3.174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 office:value-type="float" office:value="3.96" calcext:value-type="float">
            <text:p>+3.960</text:p>
          </table:table-cell>
          <table:table-cell table:style-name="ce5" office:value-type="float" office:value="0.3715" calcext:value-type="float">
            <text:p>+3.715E-01</text:p>
          </table:table-cell>
          <table:table-cell table:style-name="ce5" office:value-type="float" office:value="-0.0001834" calcext:value-type="float">
            <text:p>-1.834E-04</text:p>
          </table:table-cell>
          <table:table-cell table:style-name="ce5" office:value-type="float" office:value="0.000000035" calcext:value-type="float">
            <text:p>+3.500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32:07.865486363</dc:date>
    <meta:editing-duration>PT36M18S</meta:editing-duration>
    <meta:editing-cycles>19</meta:editing-cycles>
    <meta:document-statistic meta:table-count="1" meta:cell-count="118" meta:object-count="0"/>
  </office:meta>
</office:document-meta>
</file>